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A100000157A95B00BDEBFFDD0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3"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 fo:font-size="26pt" style:text-underline-style="solid" style:text-underline-width="auto" style:text-underline-color="font-color" fo:font-weight="bold" officeooo:rsid="00189c89" officeooo:paragraph-rsid="00189c89" style:font-size-asian="26pt" style:font-weight-asian="bold"/>
    </style:style>
    <style:style style:name="P4"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2" fo:font-size="22pt" style:text-underline-style="none" fo:font-weight="bold" officeooo:rsid="00189c89" officeooo:paragraph-rsid="00189c89" style:font-size-asian="22pt" style:font-weight-asian="bold"/>
    </style:style>
    <style:style style:name="P5"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6"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2" fo:font-size="16pt" fo:font-style="normal" style:text-underline-style="solid" style:text-underline-width="auto" style:text-underline-color="font-color" fo:font-weight="bold" officeooo:rsid="00189c89" officeooo:paragraph-rsid="00189c89" style:font-size-asian="16pt" style:font-style-asian="normal" style:font-weight-asian="bold" style:font-size-complex="16pt" style:font-style-complex="normal" style:font-weight-complex="bold"/>
    </style:style>
    <style:style style:name="P7"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8"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9"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10"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11" style:family="paragraph" style:parent-style-name="Normal">
      <style:text-properties fo:color="#000000" loext:opacity="100%" officeooo:rsid="002b83ce" officeooo:paragraph-rsid="00380376"/>
    </style:style>
    <style:style style:name="P12" style:family="paragraph" style:parent-style-name="Normal">
      <style:text-properties fo:color="#000000" loext:opacity="100%" officeooo:rsid="002b83ce" officeooo:paragraph-rsid="0049478e"/>
    </style:style>
    <style:style style:name="P13" style:family="paragraph" style:parent-style-name="Normal">
      <style:text-properties fo:color="#000000" loext:opacity="100%" officeooo:rsid="002b83ce" officeooo:paragraph-rsid="004f5ea2"/>
    </style:style>
    <style:style style:name="P14" style:family="paragraph" style:parent-style-name="Normal">
      <style:text-properties fo:color="#000000" loext:opacity="100%" officeooo:rsid="002b83ce" officeooo:paragraph-rsid="003c0701"/>
    </style:style>
    <style:style style:name="P15" style:family="paragraph" style:parent-style-name="Normal">
      <style:text-properties fo:color="#000000" loext:opacity="100%" style:font-name="Calibri3" fo:font-size="12pt" style:text-underline-style="none" fo:font-weight="normal" officeooo:rsid="0038c010" officeooo:paragraph-rsid="0038c010" style:font-size-asian="12pt" style:font-weight-asian="normal" style:font-weight-complex="normal"/>
    </style:style>
    <style:style style:name="P16" style:family="paragraph" style:parent-style-name="Normal">
      <style:text-properties fo:color="#000000" loext:opacity="100%" style:font-name="Calibri3" fo:font-size="12pt" style:text-underline-style="none" fo:font-weight="normal" officeooo:rsid="0045c128" officeooo:paragraph-rsid="0045c128" style:font-size-asian="12pt" style:font-weight-asian="normal" style:font-weight-complex="normal"/>
    </style:style>
    <style:style style:name="P17" style:family="paragraph" style:parent-style-name="Normal">
      <style:text-properties fo:color="#000000" loext:opacity="100%" style:font-name="Calibri3" fo:font-size="12pt" style:text-underline-style="none" fo:font-weight="normal" officeooo:rsid="0047ad44" officeooo:paragraph-rsid="0047ad44" style:font-size-asian="12pt" style:font-weight-asian="normal" style:font-weight-complex="normal"/>
    </style:style>
    <style:style style:name="P18" style:family="paragraph" style:parent-style-name="Normal">
      <style:text-properties fo:color="#000000" loext:opacity="100%" style:font-name="Calibri3" fo:font-size="12pt" style:text-underline-style="none" fo:font-weight="normal" officeooo:rsid="005c2134" officeooo:paragraph-rsid="005c2134" style:font-size-asian="12pt" style:font-weight-asian="normal" style:font-weight-complex="normal"/>
    </style:style>
    <style:style style:name="P19" style:family="paragraph" style:parent-style-name="Normal">
      <style:text-properties fo:color="#000000" loext:opacity="100%" style:font-name="Calibri3" fo:font-size="12pt" style:text-underline-style="none" fo:font-weight="normal" officeooo:rsid="00669156" officeooo:paragraph-rsid="00669156" style:font-size-asian="12pt" style:font-weight-asian="normal" style:font-weight-complex="normal"/>
    </style:style>
    <style:style style:name="P20" style:family="paragraph" style:parent-style-name="Normal">
      <style:text-properties fo:color="#000000" loext:opacity="100%" style:font-name="Calibri3"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21" style:family="paragraph" style:parent-style-name="Normal">
      <style:text-properties fo:color="#000000" loext:opacity="100%" style:font-name="Calibri3"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22" style:family="paragraph" style:parent-style-name="Normal">
      <style:text-properties fo:color="#000000" loext:opacity="100%" style:font-name="Calibri3"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23" style:family="paragraph" style:parent-style-name="Normal">
      <style:text-properties fo:color="#000000" loext:opacity="100%" style:font-name="Calibri3"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24" style:family="paragraph" style:parent-style-name="Normal">
      <style:text-properties fo:color="#000000" loext:opacity="100%" officeooo:rsid="0035782d" officeooo:paragraph-rsid="0031d639"/>
    </style:style>
    <style:style style:name="P25" style:family="paragraph" style:parent-style-name="Normal">
      <style:text-properties fo:color="#000000" loext:opacity="100%" officeooo:rsid="0035782d" officeooo:paragraph-rsid="00380376"/>
    </style:style>
    <style:style style:name="P26" style:family="paragraph" style:parent-style-name="Normal">
      <style:text-properties officeooo:rsid="0019dd81" officeooo:paragraph-rsid="0019dd81"/>
    </style:style>
    <style:style style:name="P27" style:family="paragraph" style:parent-style-name="Normal">
      <style:text-properties officeooo:rsid="001c91af" officeooo:paragraph-rsid="001c91af"/>
    </style:style>
    <style:style style:name="P28" style:family="paragraph" style:parent-style-name="Normal">
      <style:text-properties officeooo:rsid="001caddd" officeooo:paragraph-rsid="001caddd"/>
    </style:style>
    <style:style style:name="P29" style:family="paragraph" style:parent-style-name="Normal">
      <style:text-properties officeooo:rsid="00210834" officeooo:paragraph-rsid="00210834"/>
    </style:style>
    <style:style style:name="P30" style:family="paragraph" style:parent-style-name="Normal">
      <style:text-properties fo:color="#c9211e" loext:opacity="100%" fo:font-style="italic" officeooo:rsid="0030adbc" officeooo:paragraph-rsid="0031d639" style:font-style-asian="italic" style:font-style-complex="italic"/>
    </style:style>
    <style:style style:name="P31" style:family="paragraph" style:parent-style-name="Normal">
      <style:text-properties fo:color="#c9211e" loext:opacity="100%" fo:font-style="italic" officeooo:rsid="0030adbc" officeooo:paragraph-rsid="0033d8dd" style:font-style-asian="italic" style:font-style-complex="italic"/>
    </style:style>
    <style:style style:name="P32" style:family="paragraph" style:parent-style-name="Normal">
      <style:text-properties fo:color="#c9211e" loext:opacity="100%" fo:font-style="italic" officeooo:rsid="0030adbc" officeooo:paragraph-rsid="00380376" style:font-style-asian="italic" style:font-style-complex="italic"/>
    </style:style>
    <style:style style:name="P33" style:family="paragraph" style:parent-style-name="Normal">
      <style:text-properties fo:color="#c9211e" loext:opacity="100%" fo:font-style="italic" officeooo:rsid="0030adbc" officeooo:paragraph-rsid="003c0701" style:font-style-asian="italic" style:font-style-complex="italic"/>
    </style:style>
    <style:style style:name="P34" style:family="paragraph" style:parent-style-name="Normal">
      <style:text-properties fo:color="#c9211e" loext:opacity="100%" fo:font-style="italic" officeooo:rsid="0023edea" officeooo:paragraph-rsid="0023edea" style:font-style-asian="italic" style:font-style-complex="italic"/>
    </style:style>
    <style:style style:name="P35" style:family="paragraph" style:parent-style-name="Normal">
      <style:text-properties fo:color="#c9211e" loext:opacity="100%" fo:font-style="italic" officeooo:rsid="0052fbfc" officeooo:paragraph-rsid="0052fbfc" style:font-style-asian="italic" style:font-style-complex="italic"/>
    </style:style>
    <style:style style:name="P36" style:family="paragraph" style:parent-style-name="Normal">
      <style:text-properties fo:color="#c9211e" loext:opacity="100%" fo:font-weight="bold" officeooo:rsid="0050fc01" officeooo:paragraph-rsid="0050fc01" style:font-weight-asian="bold" style:font-weight-complex="bold"/>
    </style:style>
    <style:style style:name="P37" style:family="paragraph" style:parent-style-name="Normal">
      <style:text-properties fo:color="#c9211e" loext:opacity="100%" style:font-name="Calibri3" fo:font-size="12pt" fo:font-style="italic" style:text-underline-style="none" fo:font-weight="normal" officeooo:rsid="002d643e" officeooo:paragraph-rsid="0031d639" style:font-size-asian="12pt" style:font-style-asian="italic" style:font-weight-asian="normal" style:font-style-complex="italic" style:font-weight-complex="normal"/>
    </style:style>
    <style:style style:name="P38" style:family="paragraph" style:parent-style-name="Normal">
      <style:text-properties fo:color="#c9211e" loext:opacity="100%" style:font-name="Calibri3" fo:font-size="12pt" fo:font-style="italic" style:text-underline-style="none" fo:font-weight="normal" officeooo:rsid="002d643e" officeooo:paragraph-rsid="0033d8dd" style:font-size-asian="12pt" style:font-style-asian="italic" style:font-weight-asian="normal" style:font-style-complex="italic" style:font-weight-complex="normal"/>
    </style:style>
    <style:style style:name="P39" style:family="paragraph" style:parent-style-name="Normal">
      <style:text-properties fo:color="#c9211e" loext:opacity="100%" officeooo:rsid="00246649" officeooo:paragraph-rsid="002f611d"/>
    </style:style>
    <style:style style:name="P40" style:family="paragraph" style:parent-style-name="Normal">
      <style:text-properties officeooo:rsid="002b83ce" officeooo:paragraph-rsid="0031d639"/>
    </style:style>
    <style:style style:name="P41" style:family="paragraph" style:parent-style-name="Normal">
      <style:text-properties officeooo:rsid="002b83ce" officeooo:paragraph-rsid="0033d8dd"/>
    </style:style>
    <style:style style:name="P42" style:family="paragraph" style:parent-style-name="Normal">
      <style:text-properties officeooo:rsid="0031d639" officeooo:paragraph-rsid="0031d639"/>
    </style:style>
    <style:style style:name="P43" style:family="paragraph" style:parent-style-name="Normal">
      <style:text-properties fo:font-style="normal" officeooo:rsid="001c91af" officeooo:paragraph-rsid="001c91af" style:font-style-asian="normal" style:font-style-complex="normal"/>
    </style:style>
    <style:style style:name="P44" style:family="paragraph" style:parent-style-name="Normal">
      <style:text-properties fo:font-style="normal" officeooo:rsid="001c91af" officeooo:paragraph-rsid="0019dd81" style:font-style-asian="normal" style:font-style-complex="normal"/>
    </style:style>
    <style:style style:name="P45" style:family="paragraph" style:parent-style-name="Normal">
      <style:text-properties officeooo:rsid="003ce743" officeooo:paragraph-rsid="003ce743"/>
    </style:style>
    <style:style style:name="P46" style:family="paragraph" style:parent-style-name="Normal">
      <style:text-properties officeooo:rsid="0050fc01" officeooo:paragraph-rsid="0050fc01"/>
    </style:style>
    <style:style style:name="P47" style:family="paragraph" style:parent-style-name="Titre_20_Partie">
      <style:text-properties officeooo:rsid="0019dd81" officeooo:paragraph-rsid="0019dd81"/>
    </style:style>
    <style:style style:name="P48" style:family="paragraph" style:parent-style-name="Titre_20_Partie">
      <style:text-properties officeooo:rsid="00210834" officeooo:paragraph-rsid="00210834"/>
    </style:style>
    <style:style style:name="P49" style:family="paragraph" style:parent-style-name="Titre_20_Partie">
      <style:text-properties officeooo:rsid="0031d639" officeooo:paragraph-rsid="0031d639"/>
    </style:style>
    <style:style style:name="P50" style:family="paragraph" style:parent-style-name="Sous-Titre_20_Partie">
      <style:text-properties officeooo:paragraph-rsid="002f611d"/>
    </style:style>
    <style:style style:name="P51" style:family="paragraph" style:parent-style-name="Sous-Titre_20_Partie">
      <style:text-properties officeooo:paragraph-rsid="00380376"/>
    </style:style>
    <style:style style:name="P52" style:family="paragraph" style:parent-style-name="Sous-Titre_20_Partie">
      <style:text-properties officeooo:rsid="00380376" officeooo:paragraph-rsid="00380376"/>
    </style:style>
    <style:style style:name="P53" style:family="paragraph" style:parent-style-name="Sous-Titre_20_Partie">
      <style:text-properties officeooo:paragraph-rsid="0049478e"/>
    </style:style>
    <style:style style:name="P54" style:family="paragraph" style:parent-style-name="Sous-Titre_20_Partie">
      <style:text-properties officeooo:rsid="0049478e" officeooo:paragraph-rsid="004f5ea2"/>
    </style:style>
    <style:style style:name="P55" style:family="paragraph" style:parent-style-name="Normal" style:list-style-name="L1">
      <style:text-properties fo:color="#000000" loext:opacity="100%" style:font-name="Calibri3"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56" style:family="paragraph" style:parent-style-name="Normal" style:list-style-name="L1">
      <style:text-properties fo:color="#000000" loext:opacity="100%" style:font-name="Calibri3"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57" style:family="paragraph" style:parent-style-name="Normal" style:list-style-name="L2">
      <style:text-properties fo:color="#000000" loext:opacity="100%" style:font-name="Calibri3"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58" style:family="paragraph" style:parent-style-name="Normal" style:list-style-name="L3">
      <style:text-properties fo:color="#000000" loext:opacity="100%" style:font-name="Calibri3"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59" style:family="paragraph" style:parent-style-name="Normal" style:list-style-name="L3">
      <style:text-properties fo:color="#000000" loext:opacity="100%" style:font-name="Calibri3"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60" style:family="paragraph" style:parent-style-name="Normal" style:list-style-name="L3">
      <style:text-properties fo:color="#000000" loext:opacity="100%" style:font-name="Calibri3" fo:font-size="12pt" fo:font-style="normal" style:text-underline-style="none" fo:font-weight="normal" officeooo:rsid="001d6b88" officeooo:paragraph-rsid="001d6b88" style:font-size-asian="12pt" style:font-style-asian="normal" style:font-weight-asian="normal" style:font-style-complex="normal" style:font-weight-complex="normal"/>
    </style:style>
    <style:style style:name="P61" style:family="paragraph" style:parent-style-name="Normal" style:list-style-name="L3">
      <style:text-properties fo:color="#000000" loext:opacity="100%" style:font-name="Calibri3"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62" style:family="paragraph" style:parent-style-name="Normal">
      <style:text-properties fo:color="#000000" loext:opacity="100%" style:font-name="Calibri3" fo:font-size="12pt" style:text-underline-style="none" fo:font-weight="normal" officeooo:rsid="00669156" officeooo:paragraph-rsid="00669156" style:font-size-asian="12pt" style:font-weight-asian="normal" style:font-weight-complex="normal"/>
    </style:style>
    <style:style style:name="P63" style:family="paragraph" style:parent-style-name="Normal">
      <style:text-properties fo:color="#000000" loext:opacity="100%" style:font-name="Calibri3" fo:font-size="12pt" style:text-underline-style="none" fo:font-weight="normal" officeooo:rsid="005c2134" officeooo:paragraph-rsid="005c2134" style:font-size-asian="12pt" style:font-weight-asian="normal" style:font-weight-complex="normal"/>
    </style:style>
    <style:style style:name="P64" style:family="paragraph" style:parent-style-name="Normal">
      <style:text-properties fo:color="#000000" loext:opacity="100%" style:font-name="Calibri3" fo:font-size="12pt" style:text-underline-style="none" fo:font-weight="normal" officeooo:rsid="0045c128" officeooo:paragraph-rsid="0045c128" style:font-size-asian="12pt" style:font-weight-asian="normal" style:font-weight-complex="normal"/>
    </style:style>
    <style:style style:name="P65" style:family="paragraph" style:parent-style-name="Normal">
      <style:text-properties fo:color="#000000" loext:opacity="100%" style:font-name="Calibri3" fo:font-size="12pt" style:text-underline-style="none" fo:font-weight="normal" officeooo:rsid="0038c010" officeooo:paragraph-rsid="0038c010" style:font-size-asian="12pt" style:font-weight-asian="normal" style:font-weight-complex="normal"/>
    </style:style>
    <style:style style:name="P66" style:family="paragraph" style:parent-style-name="Normal" style:list-style-name="L4">
      <style:text-properties fo:color="#000000" loext:opacity="100%" officeooo:rsid="0036be89" officeooo:paragraph-rsid="0036be89"/>
    </style:style>
    <style:style style:name="P67" style:family="paragraph" style:parent-style-name="Normal" style:list-style-name="L4">
      <style:text-properties fo:color="#000000" loext:opacity="100%" officeooo:rsid="0036be89" officeooo:paragraph-rsid="00380376"/>
    </style:style>
    <style:style style:name="P68" style:family="paragraph" style:parent-style-name="Normal" style:list-style-name="L4">
      <style:text-properties fo:color="#000000" loext:opacity="100%" officeooo:rsid="0036be89" officeooo:paragraph-rsid="00388821"/>
    </style:style>
    <style:style style:name="P69" style:family="paragraph" style:parent-style-name="Normal" style:list-style-name="L4">
      <style:text-properties fo:color="#000000" loext:opacity="100%" officeooo:rsid="0036be89" officeooo:paragraph-rsid="003c0701"/>
    </style:style>
    <style:style style:name="P70" style:family="paragraph" style:parent-style-name="Normal" style:list-style-name="L4">
      <style:text-properties fo:color="#000000" loext:opacity="100%" officeooo:rsid="0036be89" officeooo:paragraph-rsid="0041c964"/>
    </style:style>
    <style:style style:name="P71" style:family="paragraph" style:parent-style-name="Normal" style:list-style-name="L4">
      <style:text-properties fo:color="#000000" loext:opacity="100%" officeooo:rsid="0036be89" officeooo:paragraph-rsid="004389f5"/>
    </style:style>
    <style:style style:name="P72" style:family="paragraph" style:parent-style-name="Normal" style:list-style-name="L4">
      <style:text-properties fo:color="#000000" loext:opacity="100%" officeooo:rsid="0036be89" officeooo:paragraph-rsid="00578bff"/>
    </style:style>
    <style:style style:name="P73" style:family="paragraph" style:parent-style-name="Normal" style:list-style-name="L4">
      <style:text-properties fo:color="#000000" loext:opacity="100%" officeooo:rsid="0036be89" officeooo:paragraph-rsid="004f1a60"/>
    </style:style>
    <style:style style:name="P74" style:family="paragraph" style:parent-style-name="Normal" style:list-style-name="L4">
      <style:text-properties fo:color="#000000" loext:opacity="100%" officeooo:rsid="0036be89" officeooo:paragraph-rsid="004f5ea2"/>
    </style:style>
    <style:style style:name="P75" style:family="paragraph" style:parent-style-name="Normal" style:list-style-name="L6">
      <style:text-properties fo:color="#000000" loext:opacity="100%" officeooo:rsid="0036be89" officeooo:paragraph-rsid="003c0701"/>
    </style:style>
    <style:style style:name="P76" style:family="paragraph" style:parent-style-name="Normal" style:list-style-name="L5">
      <style:text-properties fo:color="#000000" loext:opacity="100%" officeooo:rsid="0040190d" officeooo:paragraph-rsid="0040190d"/>
    </style:style>
    <style:style style:name="P77" style:family="paragraph" style:parent-style-name="Normal" style:list-style-name="L4">
      <style:text-properties fo:color="#000000" loext:opacity="100%" officeooo:rsid="006bc04c" officeooo:paragraph-rsid="006bc04c"/>
    </style:style>
    <style:style style:name="P78" style:family="paragraph" style:parent-style-name="Normal" style:list-style-name="L3">
      <style:text-properties officeooo:rsid="001d31cb" officeooo:paragraph-rsid="001d31cb"/>
    </style:style>
    <style:style style:name="P79" style:family="paragraph" style:parent-style-name="Normal" style:list-style-name="L3">
      <style:text-properties officeooo:rsid="001d6b88" officeooo:paragraph-rsid="001d6b88"/>
    </style:style>
    <style:style style:name="P80" style:family="paragraph" style:parent-style-name="Normal" style:list-style-name="L3">
      <style:text-properties officeooo:rsid="001dab7d" officeooo:paragraph-rsid="001dab7d"/>
    </style:style>
    <style:style style:name="P81" style:family="paragraph" style:parent-style-name="Normal" style:list-style-name="L4">
      <style:text-properties officeooo:paragraph-rsid="00388821"/>
    </style:style>
    <style:style style:name="P82" style:family="paragraph" style:parent-style-name="Normal" style:list-style-name="L4">
      <style:text-properties officeooo:paragraph-rsid="003c0701"/>
    </style:style>
    <style:style style:name="P83" style:family="paragraph" style:parent-style-name="Normal" style:list-style-name="L4">
      <style:text-properties officeooo:paragraph-rsid="0049478e"/>
    </style:style>
    <style:style style:name="P84" style:family="paragraph" style:parent-style-name="Normal" style:list-style-name="L4">
      <style:text-properties officeooo:paragraph-rsid="006419a0"/>
    </style:style>
    <style:style style:name="P85" style:family="paragraph" style:parent-style-name="Normal" style:list-style-name="L4">
      <style:text-properties officeooo:paragraph-rsid="0065dbaa"/>
    </style:style>
    <style:style style:name="P86" style:family="paragraph" style:parent-style-name="Normal" style:list-style-name="L4">
      <style:text-properties officeooo:paragraph-rsid="004f5ea2"/>
    </style:style>
    <style:style style:name="P87" style:family="paragraph" style:parent-style-name="Normal" style:list-style-name="L4">
      <style:text-properties officeooo:paragraph-rsid="006eb446"/>
    </style:style>
    <style:style style:name="P88" style:family="paragraph" style:parent-style-name="Normal" style:list-style-name="L4">
      <style:text-properties officeooo:rsid="0041c964" officeooo:paragraph-rsid="0041c964"/>
    </style:style>
    <style:style style:name="P89" style:family="paragraph" style:parent-style-name="Normal" style:list-style-name="L4">
      <style:text-properties officeooo:rsid="0041c964" officeooo:paragraph-rsid="0044be9a"/>
    </style:style>
    <style:style style:name="P90" style:family="paragraph" style:parent-style-name="Normal" style:list-style-name="L4">
      <style:text-properties officeooo:rsid="006ae18e" officeooo:paragraph-rsid="006ae18e"/>
    </style:style>
    <style:style style:name="P91" style:family="paragraph" style:parent-style-name="Normal">
      <style:text-properties officeooo:rsid="006ae18e" officeooo:paragraph-rsid="006ae18e"/>
    </style:style>
    <style:style style:name="P92" style:family="paragraph" style:parent-style-name="Normal">
      <style:text-properties officeooo:rsid="002b83ce" officeooo:paragraph-rsid="0033d8dd"/>
    </style:style>
    <style:style style:name="P93" style:family="paragraph" style:parent-style-name="Normal">
      <style:text-properties officeooo:rsid="002b83ce" officeooo:paragraph-rsid="0031d639"/>
    </style:style>
    <style:style style:name="P94" style:family="paragraph" style:parent-style-name="Normal">
      <style:text-properties officeooo:rsid="007182b2" officeooo:paragraph-rsid="007182b2"/>
    </style:style>
    <style:style style:name="P95" style:family="paragraph" style:parent-style-name="Sous-Titre_20_Partie">
      <style:text-properties officeooo:rsid="0072561d" officeooo:paragraph-rsid="0072561d"/>
    </style:style>
    <style:style style:name="P96" style:family="paragraph">
      <loext:graphic-properties draw:fill-color="#0a6d56"/>
      <style:paragraph-properties style:writing-mode="lr-tb"/>
      <style:text-properties fo:font-size="12pt"/>
    </style:style>
    <style:style style:name="P97"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98"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99" style:family="paragraph">
      <loext:graphic-properties draw:fill-color="#0a6d56"/>
      <style:paragraph-properties style:writing-mode="lr-tb"/>
    </style:style>
    <style:style style:name="P100"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1"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 fo:font-size="17pt" fo:font-style="normal" officeooo:rsid="001fc3dc" style:font-size-asian="17pt" style:font-style-asian="normal" style:font-size-complex="17pt" style:font-style-complex="normal"/>
    </style:style>
    <style:style style:name="T3" style:family="text">
      <style:text-properties fo:color="#0a6d56" loext:opacity="100%" style:font-name="Calibri" fo:font-size="17pt" fo:font-style="normal" officeooo:rsid="000e0799" style:font-size-asian="17pt" style:font-style-asian="normal" style:font-size-complex="17pt" style:font-style-complex="normal"/>
    </style:style>
    <style:style style:name="T4" style:family="text">
      <style:text-properties fo:color="#0a6d56" loext:opacity="100%" style:font-name="Calibri"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italic" officeooo:rsid="001b030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91af" style:font-style-asian="normal" style:font-style-complex="normal"/>
    </style:style>
    <style:style style:name="T10" style:family="text">
      <style:text-properties fo:color="#000000" loext:opacity="100%" style:font-name="Calibri3" fo:font-size="12pt" fo:font-style="normal" style:text-underline-style="none" fo:font-weight="normal" style:font-size-asian="12pt" style:font-style-asian="normal" style:font-weight-asian="normal" style:font-style-complex="normal" style:font-weight-complex="normal"/>
    </style:style>
    <style:style style:name="T11" style:family="text">
      <style:text-properties fo:color="#000000" loext:opacity="100%" style:font-name="Calibri3" fo:font-size="12pt" fo:font-style="normal" style:text-underline-style="none" fo:font-weight="normal" officeooo:rsid="001ce5fe" style:font-size-asian="12pt" style:font-style-asian="normal" style:font-weight-asian="normal" style:font-style-complex="normal" style:font-weight-complex="normal"/>
    </style:style>
    <style:style style:name="T12" style:family="text">
      <style:text-properties fo:color="#000000" loext:opacity="100%" style:font-name="Calibri3" fo:font-size="12pt" fo:font-style="normal" style:text-underline-style="none" fo:font-weight="normal" officeooo:rsid="001d6b88" style:font-size-asian="12pt" style:font-style-asian="normal" style:font-weight-asian="normal" style:font-style-complex="normal" style:font-weight-complex="normal"/>
    </style:style>
    <style:style style:name="T13" style:family="text">
      <style:text-properties fo:color="#000000" loext:opacity="100%" style:font-name="Calibri3" fo:font-size="12pt" fo:font-style="normal" style:text-underline-style="none" fo:font-weight="normal" officeooo:rsid="001dab7d" style:font-size-asian="12pt" style:font-style-asian="normal" style:font-weight-asian="normal" style:font-style-complex="normal" style:font-weight-complex="normal"/>
    </style:style>
    <style:style style:name="T14" style:family="text">
      <style:text-properties fo:color="#000000" loext:opacity="100%" style:font-name="Calibri3" fo:font-size="12pt" fo:font-style="normal" style:text-underline-style="none" fo:font-weight="normal" officeooo:rsid="001efc04" style:font-size-asian="12pt" style:font-style-asian="normal" style:font-weight-asian="normal" style:font-style-complex="normal" style:font-weight-complex="normal"/>
    </style:style>
    <style:style style:name="T15" style:family="text">
      <style:text-properties fo:color="#000000" loext:opacity="100%" style:font-name="Calibri3" fo:font-size="12pt" fo:font-style="normal" style:text-underline-style="none" fo:font-weight="normal" officeooo:rsid="0020d710" style:font-size-asian="12pt" style:font-style-asian="normal" style:font-weight-asian="normal" style:font-style-complex="normal" style:font-weight-complex="normal"/>
    </style:style>
    <style:style style:name="T16" style:family="text">
      <style:text-properties fo:color="#000000" loext:opacity="100%" style:font-name="Calibri3" fo:font-size="12pt" style:text-underline-style="none" fo:font-weight="normal" style:font-size-asian="12pt" style:font-weight-asian="normal" style:font-weight-complex="normal"/>
    </style:style>
    <style:style style:name="T17" style:family="text">
      <style:text-properties fo:color="#000000" loext:opacity="100%" style:font-name="Calibri3" fo:font-size="12pt" style:text-underline-style="none" fo:font-weight="normal" officeooo:rsid="002d643e" style:font-size-asian="12pt" style:font-weight-asian="normal" style:font-weight-complex="normal"/>
    </style:style>
    <style:style style:name="T18" style:family="text">
      <style:text-properties fo:color="#000000" loext:opacity="100%" style:font-name="Calibri3" fo:font-size="12pt" style:text-underline-style="none" fo:font-weight="normal" officeooo:rsid="00246649" style:font-size-asian="12pt" style:font-weight-asian="normal" style:font-weight-complex="normal"/>
    </style:style>
    <style:style style:name="T19" style:family="text">
      <style:text-properties fo:color="#000000" loext:opacity="100%" style:font-name="Calibri3" fo:font-size="12pt" style:text-underline-style="none" fo:font-weight="normal" officeooo:rsid="002f611d" style:font-size-asian="12pt" style:font-weight-asian="normal" style:font-weight-complex="normal"/>
    </style:style>
    <style:style style:name="T20" style:family="text">
      <style:text-properties fo:color="#000000" loext:opacity="100%" style:font-name="Calibri3" fo:font-size="12pt" style:text-underline-style="none" fo:font-weight="normal" officeooo:rsid="00327ba8" style:font-size-asian="12pt" style:font-weight-asian="normal" style:font-weight-complex="normal"/>
    </style:style>
    <style:style style:name="T21" style:family="text">
      <style:text-properties fo:color="#000000" loext:opacity="100%" style:font-name="Calibri3" fo:font-size="12pt" style:text-underline-style="none" fo:font-weight="normal" officeooo:rsid="0036be89" style:font-size-asian="12pt" style:font-weight-asian="normal" style:font-weight-complex="normal"/>
    </style:style>
    <style:style style:name="T22" style:family="text">
      <style:text-properties fo:color="#000000" loext:opacity="100%" style:font-name="Calibri3" fo:font-size="12pt" style:text-underline-style="none" fo:font-weight="normal" officeooo:rsid="00380376" style:font-size-asian="12pt" style:font-weight-asian="normal" style:font-weight-complex="normal"/>
    </style:style>
    <style:style style:name="T23" style:family="text">
      <style:text-properties fo:color="#000000" loext:opacity="100%" style:font-name="Calibri3" fo:font-size="12pt" style:text-underline-style="none" fo:font-weight="normal" officeooo:rsid="00388821" style:font-size-asian="12pt" style:font-weight-asian="normal" style:font-weight-complex="normal"/>
    </style:style>
    <style:style style:name="T24" style:family="text">
      <style:text-properties fo:color="#000000" loext:opacity="100%" style:font-name="Calibri3" fo:font-size="12pt" style:text-underline-style="none" fo:font-weight="normal" officeooo:rsid="0040190d" style:font-size-asian="12pt" style:font-weight-asian="normal" style:font-weight-complex="normal"/>
    </style:style>
    <style:style style:name="T25" style:family="text">
      <style:text-properties fo:color="#000000" loext:opacity="100%" style:font-name="Calibri3" fo:font-size="12pt" style:text-underline-style="none" fo:font-weight="normal" officeooo:rsid="0044be9a" style:font-size-asian="12pt" style:font-weight-asian="normal" style:font-weight-complex="normal"/>
    </style:style>
    <style:style style:name="T26" style:family="text">
      <style:text-properties fo:color="#000000" loext:opacity="100%" style:font-name="Calibri3" fo:font-size="12pt" style:text-underline-style="none" fo:font-weight="normal" officeooo:rsid="0049478e" style:font-size-asian="12pt" style:font-weight-asian="normal" style:font-weight-complex="normal"/>
    </style:style>
    <style:style style:name="T27" style:family="text">
      <style:text-properties fo:color="#000000" loext:opacity="100%" style:font-name="Calibri3" fo:font-size="12pt" style:text-underline-style="none" fo:font-weight="normal" officeooo:rsid="004f1a60" style:font-size-asian="12pt" style:font-weight-asian="normal" style:font-weight-complex="normal"/>
    </style:style>
    <style:style style:name="T28" style:family="text">
      <style:text-properties fo:color="#000000" loext:opacity="100%" style:font-name="Calibri3" fo:font-size="12pt" style:text-underline-style="none" fo:font-weight="normal" officeooo:rsid="00578bff" style:font-size-asian="12pt" style:font-weight-asian="normal" style:font-weight-complex="normal"/>
    </style:style>
    <style:style style:name="T29" style:family="text">
      <style:text-properties fo:color="#000000" loext:opacity="100%" style:font-name="Calibri3" fo:font-size="12pt" style:text-underline-style="none" fo:font-weight="normal" officeooo:rsid="005a59d1" style:font-size-asian="12pt" style:font-weight-asian="normal" style:font-weight-complex="normal"/>
    </style:style>
    <style:style style:name="T30" style:family="text">
      <style:text-properties fo:color="#000000" loext:opacity="100%" style:font-name="Calibri3" fo:font-size="12pt" style:text-underline-style="none" fo:font-weight="normal" officeooo:rsid="006419a0" style:font-size-asian="12pt" style:font-weight-asian="normal" style:font-weight-complex="normal"/>
    </style:style>
    <style:style style:name="T31" style:family="text">
      <style:text-properties fo:color="#000000" loext:opacity="100%" style:font-name="Calibri3" fo:font-size="12pt" style:text-underline-style="none" fo:font-weight="normal" officeooo:rsid="0065dbaa" style:font-size-asian="12pt" style:font-weight-asian="normal" style:font-weight-complex="normal"/>
    </style:style>
    <style:style style:name="T32" style:family="text">
      <style:text-properties fo:color="#000000" loext:opacity="100%" style:font-name="Calibri3" fo:font-size="12pt" style:text-underline-style="none" fo:font-weight="normal" officeooo:rsid="006ab6ad" style:font-size-asian="12pt" style:font-weight-asian="normal" style:font-weight-complex="normal"/>
    </style:style>
    <style:style style:name="T33" style:family="text">
      <style:text-properties fo:color="#000000" loext:opacity="100%" style:font-name="Calibri3" fo:font-size="12pt" style:text-underline-style="none" fo:font-weight="normal" officeooo:rsid="006ae18e" style:font-size-asian="12pt" style:font-weight-asian="normal" style:font-weight-complex="normal"/>
    </style:style>
    <style:style style:name="T34" style:family="text">
      <style:text-properties fo:color="#000000" loext:opacity="100%" style:font-name="Calibri3" fo:font-size="12pt" style:text-underline-style="none" fo:font-weight="normal" officeooo:rsid="006b3244" style:font-size-asian="12pt" style:font-weight-asian="normal" style:font-weight-complex="normal"/>
    </style:style>
    <style:style style:name="T35" style:family="text">
      <style:text-properties fo:color="#000000" loext:opacity="100%" style:font-name="Calibri3" fo:font-size="12pt" style:text-underline-style="none" fo:font-weight="bold" officeooo:rsid="0036be89" style:font-size-asian="12pt" style:font-weight-asian="bold" style:font-weight-complex="bold"/>
    </style:style>
    <style:style style:name="T36" style:family="text">
      <style:text-properties fo:color="#000000" loext:opacity="100%" officeooo:rsid="0036be89"/>
    </style:style>
    <style:style style:name="T37" style:family="text">
      <style:text-properties fo:color="#000000" loext:opacity="100%" officeooo:rsid="00578bff"/>
    </style:style>
    <style:style style:name="T38" style:family="text">
      <style:text-properties fo:color="#000000" loext:opacity="100%" officeooo:rsid="00584007"/>
    </style:style>
    <style:style style:name="T39" style:family="text">
      <style:text-properties fo:color="#000000" loext:opacity="100%" officeooo:rsid="005c2134"/>
    </style:style>
    <style:style style:name="T40" style:family="text">
      <style:text-properties fo:color="#000000" loext:opacity="100%" style:font-name="Calibri2" fo:font-size="16pt" fo:font-style="normal" style:text-underline-style="solid" style:text-underline-width="auto" style:text-underline-color="font-color" fo:font-weight="bold" officeooo:rsid="00696fca" style:font-size-asian="16pt" style:font-style-asian="normal" style:font-weight-asian="bold" style:font-size-complex="16pt" style:font-style-complex="normal" style:font-weight-complex="bold"/>
    </style:style>
    <style:style style:name="T41" style:family="text">
      <style:text-properties style:font-name="Calibri3" fo:font-size="12pt" style:text-underline-style="none" fo:font-weight="normal" style:font-size-asian="12pt" style:font-weight-asian="normal" style:font-weight-complex="normal"/>
    </style:style>
    <style:style style:name="T42" style:family="text">
      <style:text-properties style:font-name="Calibri3" fo:font-size="12pt" style:text-underline-style="none" fo:font-weight="normal" officeooo:rsid="002d643e" style:font-size-asian="12pt" style:font-weight-asian="normal" style:font-weight-complex="normal"/>
    </style:style>
    <style:style style:name="T43" style:family="text">
      <style:text-properties style:font-name="Calibri3" fo:font-size="12pt" style:text-underline-style="none" fo:font-weight="normal" officeooo:rsid="0031d639" style:font-size-asian="12pt" style:font-weight-asian="normal" style:font-weight-complex="normal"/>
    </style:style>
    <style:style style:name="T44" style:family="text">
      <style:text-properties style:font-name="Calibri3" fo:font-size="12pt" style:text-underline-style="none" fo:font-weight="normal" officeooo:rsid="0033d8dd" style:font-size-asian="12pt" style:font-weight-asian="normal" style:font-weight-complex="normal"/>
    </style:style>
    <style:style style:name="T45" style:family="text">
      <style:text-properties style:font-name="Calibri3" fo:font-size="12pt" style:text-underline-style="none" fo:font-weight="normal" officeooo:rsid="00380376" style:font-size-asian="12pt" style:font-weight-asian="normal" style:font-weight-complex="normal"/>
    </style:style>
    <style:style style:name="T46" style:family="text">
      <style:text-properties style:font-name="Calibri3" fo:font-size="12pt" style:text-underline-style="none" fo:font-weight="normal" officeooo:rsid="00388821" style:font-size-asian="12pt" style:font-weight-asian="normal" style:font-weight-complex="normal"/>
    </style:style>
    <style:style style:name="T47" style:family="text">
      <style:text-properties style:font-name="Calibri3" fo:font-size="12pt" style:text-underline-style="none" fo:font-weight="normal" officeooo:rsid="003a1af0" style:font-size-asian="12pt" style:font-weight-asian="normal" style:font-weight-complex="normal"/>
    </style:style>
    <style:style style:name="T48" style:family="text">
      <style:text-properties style:font-name="Calibri3" fo:font-size="12pt" style:text-underline-style="none" fo:font-weight="normal" officeooo:rsid="003bfae1" style:font-size-asian="12pt" style:font-weight-asian="normal" style:font-weight-complex="normal"/>
    </style:style>
    <style:style style:name="T49" style:family="text">
      <style:text-properties style:font-name="Calibri3" fo:font-size="12pt" style:text-underline-style="none" fo:font-weight="normal" officeooo:rsid="003e5306" style:font-size-asian="12pt" style:font-weight-asian="normal" style:font-weight-complex="normal"/>
    </style:style>
    <style:style style:name="T50" style:family="text">
      <style:text-properties style:font-name="Calibri3" fo:font-size="12pt" style:text-underline-style="none" fo:font-weight="normal" officeooo:rsid="0040190d" style:font-size-asian="12pt" style:font-weight-asian="normal" style:font-weight-complex="normal"/>
    </style:style>
    <style:style style:name="T51" style:family="text">
      <style:text-properties style:font-name="Calibri3" fo:font-size="12pt" style:text-underline-style="none" fo:font-weight="normal" officeooo:rsid="0044be9a" style:font-size-asian="12pt" style:font-weight-asian="normal" style:font-weight-complex="normal"/>
    </style:style>
    <style:style style:name="T52" style:family="text">
      <style:text-properties style:font-name="Calibri3" fo:font-size="12pt" style:text-underline-style="none" fo:font-weight="normal" officeooo:rsid="0049478e" style:font-size-asian="12pt" style:font-weight-asian="normal" style:font-weight-complex="normal"/>
    </style:style>
    <style:style style:name="T53" style:family="text">
      <style:text-properties style:font-name="Calibri3" fo:font-size="12pt" style:text-underline-style="none" fo:font-weight="normal" officeooo:rsid="004f5ea2" style:font-size-asian="12pt" style:font-weight-asian="normal" style:font-weight-complex="normal"/>
    </style:style>
    <style:style style:name="T54" style:family="text">
      <style:text-properties style:font-name="Calibri3" fo:font-size="12pt" style:text-underline-style="none" fo:font-weight="normal" officeooo:rsid="004fe358" style:font-size-asian="12pt" style:font-weight-asian="normal" style:font-weight-complex="normal"/>
    </style:style>
    <style:style style:name="T55" style:family="text">
      <style:text-properties style:font-name="Calibri3" fo:font-size="12pt" style:text-underline-style="none" fo:font-weight="normal" officeooo:rsid="005a59d1" style:font-size-asian="12pt" style:font-weight-asian="normal" style:font-weight-complex="normal"/>
    </style:style>
    <style:style style:name="T56" style:family="text">
      <style:text-properties style:font-name="Calibri3" fo:font-size="12pt" style:text-underline-style="none" fo:font-weight="normal" officeooo:rsid="005b50d8" style:font-size-asian="12pt" style:font-weight-asian="normal" style:font-weight-complex="normal"/>
    </style:style>
    <style:style style:name="T57" style:family="text">
      <style:text-properties style:font-name="Calibri3" fo:font-size="12pt" style:text-underline-style="none" fo:font-weight="normal" officeooo:rsid="005e20dc" style:font-size-asian="12pt" style:font-weight-asian="normal" style:font-weight-complex="normal"/>
    </style:style>
    <style:style style:name="T58" style:family="text">
      <style:text-properties style:font-name="Calibri3" fo:font-size="12pt" style:text-underline-style="none" fo:font-weight="normal" officeooo:rsid="005f9091" style:font-size-asian="12pt" style:font-weight-asian="normal" style:font-weight-complex="normal"/>
    </style:style>
    <style:style style:name="T59" style:family="text">
      <style:text-properties style:font-name="Calibri3" fo:font-size="12pt" style:text-underline-style="none" fo:font-weight="normal" officeooo:rsid="006419a0" style:font-size-asian="12pt" style:font-weight-asian="normal" style:font-weight-complex="normal"/>
    </style:style>
    <style:style style:name="T60" style:family="text">
      <style:text-properties style:font-name="Calibri3" fo:font-size="12pt" style:text-underline-style="none" fo:font-weight="normal" officeooo:rsid="0065dbaa" style:font-size-asian="12pt" style:font-weight-asian="normal" style:font-weight-complex="normal"/>
    </style:style>
    <style:style style:name="T61" style:family="text">
      <style:text-properties style:font-name="Calibri3" fo:font-size="12pt" style:text-underline-style="none" fo:font-weight="normal" officeooo:rsid="00669156" style:font-size-asian="12pt" style:font-weight-asian="normal" style:font-weight-complex="normal"/>
    </style:style>
    <style:style style:name="T62" style:family="text">
      <style:text-properties style:font-name="Calibri3" fo:font-size="12pt" style:text-underline-style="none" fo:font-weight="normal" officeooo:rsid="006ab6ad" style:font-size-asian="12pt" style:font-weight-asian="normal" style:font-weight-complex="normal"/>
    </style:style>
    <style:style style:name="T63" style:family="text">
      <style:text-properties style:font-name="Calibri3" fo:font-size="12pt" style:text-underline-style="none" fo:font-weight="normal" officeooo:rsid="0036be89" style:font-size-asian="12pt" style:font-weight-asian="normal" style:font-weight-complex="normal"/>
    </style:style>
    <style:style style:name="T64" style:family="text">
      <style:text-properties style:font-name="Calibri3" fo:font-size="12pt" style:text-underline-style="none" fo:font-weight="normal" officeooo:rsid="006ae18e" style:font-size-asian="12pt" style:font-weight-asian="normal" style:font-weight-complex="normal"/>
    </style:style>
    <style:style style:name="T65" style:family="text">
      <style:text-properties style:font-name="Calibri3" fo:font-size="12pt" style:text-underline-style="none" fo:font-weight="normal" officeooo:rsid="006b3244" style:font-size-asian="12pt" style:font-weight-asian="normal" style:font-weight-complex="normal"/>
    </style:style>
    <style:style style:name="T66" style:family="text">
      <style:text-properties fo:color="#c9211e" loext:opacity="100%" fo:font-weight="bold" officeooo:rsid="004b5a15" style:font-weight-asian="bold" style:font-weight-complex="bold"/>
    </style:style>
    <style:style style:name="T67" style:family="text">
      <style:text-properties officeooo:rsid="0025830b"/>
    </style:style>
    <style:style style:name="T68" style:family="text">
      <style:text-properties officeooo:rsid="002f611d"/>
    </style:style>
    <style:style style:name="T69" style:family="text">
      <style:text-properties officeooo:rsid="0035782d"/>
    </style:style>
    <style:style style:name="T70" style:family="text">
      <style:text-properties officeooo:rsid="00380376"/>
    </style:style>
    <style:style style:name="T71" style:family="text">
      <style:text-properties officeooo:rsid="0039b2ec"/>
    </style:style>
    <style:style style:name="T72" style:family="text">
      <style:text-properties officeooo:rsid="003e5306"/>
    </style:style>
    <style:style style:name="T73" style:family="text">
      <style:text-properties officeooo:rsid="003e5606"/>
    </style:style>
    <style:style style:name="T74" style:family="text">
      <style:text-properties officeooo:rsid="00466fc7"/>
    </style:style>
    <style:style style:name="T75" style:family="text">
      <style:text-properties officeooo:rsid="0047ad44"/>
    </style:style>
    <style:style style:name="T76" style:family="text">
      <style:text-properties officeooo:rsid="0049478e"/>
    </style:style>
    <style:style style:name="T77" style:family="text">
      <style:text-properties officeooo:rsid="00494fdc"/>
    </style:style>
    <style:style style:name="T78" style:family="text">
      <style:text-properties officeooo:rsid="004f5ea2"/>
    </style:style>
    <style:style style:name="T79" style:family="text">
      <style:text-properties officeooo:rsid="0050fc01"/>
    </style:style>
    <style:style style:name="T80" style:family="text">
      <style:text-properties officeooo:rsid="00570ca3"/>
    </style:style>
    <style:style style:name="T81" style:family="text">
      <style:text-properties officeooo:rsid="005a59d1"/>
    </style:style>
    <style:style style:name="T82" style:family="text">
      <style:text-properties officeooo:rsid="0061a5e1"/>
    </style:style>
    <style:style style:name="T83" style:family="text">
      <style:text-properties officeooo:rsid="00627242"/>
    </style:style>
    <style:style style:name="T84" style:family="text">
      <style:text-properties officeooo:rsid="0066d7c5"/>
    </style:style>
    <style:style style:name="T85" style:family="text">
      <style:text-properties officeooo:rsid="00677266"/>
    </style:style>
    <style:style style:name="T86" style:family="text">
      <style:text-properties officeooo:rsid="006ab6ad"/>
    </style:style>
    <style:style style:name="T87" style:family="text">
      <style:text-properties officeooo:rsid="006eb446"/>
    </style:style>
    <style:style style:name="T88" style:family="text">
      <style:text-properties fo:color="#ff0000" loext:opacity="100%"/>
    </style:style>
    <style:style style:name="T89" style:family="text">
      <style:text-properties fo:color="#ff0000" loext:opacity="100%" officeooo:rsid="00494fdc"/>
    </style:style>
    <style:style style:name="T90" style:family="text">
      <style:text-properties fo:color="#ff0000" loext:opacity="100%" fo:font-weight="bold" style:font-weight-asian="bold" style:font-weight-complex="bold"/>
    </style:style>
    <style:style style:name="T91" style:family="text">
      <style:text-properties fo:color="#ff0000" loext:opacity="100%" fo:font-weight="bold" officeooo:rsid="00494fdc" style:font-weight-asian="bold" style:font-weight-complex="bold"/>
    </style:style>
    <style:style style:name="T9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start text:name="__RefHeading___Toc1874_3262459835"/>Méthode Computationnelles<text:bookmark-end text:name="__RefHeading___Toc1874_3262459835"/></text:h>
      <text:h text:style-name="P5" text:outline-level="4"><text:bookmark-start text:name="__RefHeading___Toc1951_3262459835"/>Projet<text:bookmark-end text:name="__RefHeading___Toc1951_3262459835"/></text:h>
      <text:h text:style-name="P4" text:outline-level="4"><text:bookmark-start text:name="__RefHeading___Toc2293_3262459835 Copie 1"/>Problème du voyageur de commerce<text:bookmark-end text:name="__RefHeading___Toc2293_3262459835 Copie 1"/></text:h>
      <text:p text:style-name="P2"/>
      <text:h text:style-name="P6" text:outline-level="4"><text:bookmark-start text:name="__RefHeading___Toc2293_3262459835"/>Analyse du problème<text:bookmark-end text:name="__RefHeading___Toc2293_3262459835"/></text:h>
      <text:p text:style-name="P7"/>
      <text:p text:style-name="P7">Le problème du voyageur de commerce nous met fasse à, comme son nom l’indique, un voyageur de commerce, qui doit voyageur entre plusieurs villes pour affaire, et qui souhaite optimiser son trajet.</text:p>
      <text:p text:style-name="P7">Le problème peut avoir plusieurs paramètres, tel que le nombre de ville<text:span text:style-name="T5">s</text:span> à visiter, et leurs position.</text:p>
      <text:p text:style-name="P8">L’objectif est de minimiser le coût (ici la distance parcourue) de son voyage.</text:p>
      <text:p text:style-name="P8"/>
      <text:h text:style-name="P47" text:outline-level="4">Solutions mises en œuvre</text:h>
      <text:p text:style-name="P26"/>
      <text:p text:style-name="P26">Un algorithme déterministe pourrait résoudre ce problème, mais ça complexité <text:span text:style-name="T6">O(n!</text:span><text:span text:style-name="T7">)</text:span><text:span text:style-name="T8">, avec </text:span><text:span text:style-name="T6">n </text:span><text:span text:style-name="T8">étant le nombre de villes. </text:span><text:span text:style-name="T9">Cette complexité rend inenvisageable le calcul rapide d’un trajet avec un nombre élevé de villes.</text:span></text:p>
      <text:p text:style-name="P44"/>
      <text:p text:style-name="P43">Le choix d’un algorithme d’approximation s’impose donc, contrairement au déterministe, il ne garanti pas de trouver la meilleure solution, mais il permet de trouver l’une des meilleures, pour une complexité bien moindre. Dans notre cas, l’adoption d’une solution approchée de l’optimale est envisageable.</text:p>
      <text:p text:style-name="P43"/>
      <text:p text:style-name="P27"><text:span text:style-name="T8">Nous allons ici utilisé un </text:span><text:span text:style-name="T10">système immunitaire artificiel (SIA, ou AIS en anglais), utilisant un algorithme par sélection clonale.</text:span></text:p>
      <text:p text:style-name="P20"/>
      <text:p text:style-name="P20">Cette algorithme fonctionne d’une manière simple :</text:p>
      <text:list xml:id="list1605497835" text:style-name="L1">
        <text:list-item>
          <text:p text:style-name="P55">Génération de N anti-corps avec une solution,</text:p>
        </text:list-item>
        <text:list-item>
          <text:p text:style-name="P55">Sélection des meilleurs anti-corps (ceux au coût le moins élevé),</text:p>
        </text:list-item>
        <text:list-item>
          <text:p text:style-name="P55">Clonage des meilleurs anti-corps,</text:p>
        </text:list-item>
        <text:list-item>
          <text:p text:style-name="P55">Mutation des clones,</text:p>
        </text:list-item>
        <text:list-item>
          <text:p text:style-name="P55">Sélection des meilleurs anti-corps et clones mutés confondus,</text:p>
        </text:list-item>
        <text:list-item>
          <text:p text:style-name="P55">Mutation des moins bons / Remplacement des moins bons,</text:p>
        </text:list-item>
        <text:list-item>
          <text:p text:style-name="P56">Recommencement / Fin.</text:p>
        </text:list-item>
      </text:list>
      <text:p text:style-name="P22"/>
      <text:p text:style-name="P28"><text:span text:style-name="T10">Nous pouvons ainsi </text:span><text:span text:style-name="T11">faire vari</text:span><text:span text:style-name="T15">er </text:span><text:span text:style-name="T11">plusieurs paramètres :</text:span></text:p>
      <text:list xml:id="list1598978410" text:style-name="L2">
        <text:list-item>
          <text:p text:style-name="P57">Le nombre de générations (de cycle ci-dessus),</text:p>
        </text:list-item>
      </text:list>
      <text:list xml:id="list2121770380" text:style-name="L3">
        <text:list-item>
          <text:p text:style-name="P58">Le nombre d’anti-corps,</text:p>
        </text:list-item>
        <text:list-item>
          <text:p text:style-name="P59">Le pourcentage des meilleurs anti-corps à cloner,</text:p>
        </text:list-item>
        <text:list-item>
          <text:p text:style-name="P78"><text:span text:style-name="T10">Le pourcentage des pire anti-corps à </text:span><text:span text:style-name="T12">remplacer</text:span><text:span text:style-name="T10">,</text:span></text:p>
        </text:list-item>
        <text:list-item>
          <text:p text:style-name="P60">Le fréquence de remplacement des pires anti-corps,</text:p>
        </text:list-item>
        <text:list-item>
          <text:p text:style-name="P79"><text:soft-page-break/><text:span text:style-name="T10">La méthode de </text:span><text:span text:style-name="T13">mutation (mutation par échange de deux villes, par inversion des villes entre deux, par translation des villes entre deux vers une autre position),</text:span></text:p>
        </text:list-item>
        <text:list-item>
          <text:p text:style-name="P80"><text:span text:style-name="T10">La méthode de sélection (sélection du meilleur entre le clone et sont anti-corps d’origine, sélection des meilleurs anti-c</text:span><text:span text:style-name="T14">orps</text:span><text:span text:style-name="T10"> et c</text:span><text:span text:style-name="T14">lones</text:span><text:span text:style-name="T10"> confondus),</text:span></text:p>
        </text:list-item>
        <text:list-item>
          <text:p text:style-name="P61">Le nombre (maximum) de mutation (nombre fixe, variable en fonction de la position de l’anti-corps au classement des coûts).</text:p>
        </text:list-item>
      </text:list>
      <text:p text:style-name="P23"/>
      <text:p text:style-name="P21">Nous cherchons donc à obtenir la combinaison de ces paramètres donnant un coût optimal.</text:p>
      <text:p text:style-name="P21"/>
      <text:p text:style-name="P21">Pour notre procédure de recherche, nous allons essayer faire jouer les différents paramètre sur 3 cartes, contenant 30, et 100 villes. <text:span text:style-name="T90">Nous testerons ensuite les meilleurs combinaisons de paramètres </text:span><text:span text:style-name="T91">trouvées</text:span><text:span text:style-name="T90"> sur une carte de 1000 villes.</text:span></text:p>
      <text:p text:style-name="P29"/>
      <text:h text:style-name="P48" text:outline-level="4">Analyse des stratégie <text:span text:style-name="T40">et de l’influence des paramètres</text:span></text:h>
      <text:p text:style-name="Normal"/>
      <text:p text:style-name="P34">Tout les résultats <text:span text:style-name="T41">de</text:span> coût de l’algorithme indiqués si après sont issue<text:span text:style-name="T67">s</text:span> d’une moyenne de 20 tentatives avec les mêmes paramètres.</text:p>
      <text:p text:style-name="P35">L’expression « autres paramètres variés » signifie que les paramètres autre que ceux déjà indiqués sont attribués de manière à représenter un large panel de possibilités. Ces autres paramètres restent les mêmes entre chaque test interne à un paramètre.</text:p>
      <text:p text:style-name="P39"/>
      <text:h text:style-name="P50" text:outline-level="4">Nombre d’<text:span text:style-name="T68">anti-corps </text:span><text:span text:style-name="T71">(population)</text:span>:</text:h>
      <text:p text:style-name="P24">Tests avec des tailles de population de 100, 350, et 1000, et les autres paramètres variés :</text:p>
      <text:list xml:id="list3452383912" text:style-name="L4">
        <text:list-item>
          <text:p text:style-name="P66">1000 : coût de référence (100%)</text:p>
        </text:list-item>
        <text:list-item>
          <text:p text:style-name="P66">350 : 4,29% de coût en plus que 1000</text:p>
        </text:list-item>
        <text:list-item>
          <text:p text:style-name="P66">100 : 6,75% de coût en plus que 1000</text:p>
        </text:list-item>
      </text:list>
      <text:p text:style-name="P40"><text:span text:style-name="T18"/></text:p>
      <text:p text:style-name="P40"><text:span text:style-name="T18">Comme on pou</text:span><text:span text:style-name="T21">v</text:span><text:span text:style-name="T18">ait l’imaginer, plus le nombre d’</text:span><text:span text:style-name="T19">anticorps</text:span><text:span text:style-name="T18"> est élevé, plus l</text:span><text:span text:style-name="T17">es coûts obtenues sont bas.</text:span></text:p>
      <text:p text:style-name="P30"><text:span text:style-name="T42">Tests suivants effectués </text:span><text:span text:style-name="T43">avec</text:span><text:span text:style-name="T42"> </text:span><text:span text:style-name="T43">350</text:span><text:span text:style-name="T42"> </text:span><text:span text:style-name="T43">anticorps, nombre moyen, pour garder des résultats imparfait et observer des différences dans les tests suivants</text:span><text:span text:style-name="T42">.</text:span></text:p>
      <text:p text:style-name="P37"/>
      <text:h text:style-name="P51" text:outline-level="4">Nombre de génération :</text:h>
      <text:p text:style-name="P25">Tests avec des tailles de population de 100, 350, et 1000, et les autres paramètres variés :</text:p>
      <text:list xml:id="list132503355299220" text:continue-numbering="true" text:style-name="L4">
        <text:list-item>
          <text:p text:style-name="P67">1000 : coût de référence (100%)</text:p>
        </text:list-item>
        <text:list-item>
          <text:p text:style-name="P87"><text:span text:style-name="T36">350 : </text:span><text:span text:style-name="T22">2,63</text:span><text:span text:style-name="T36">% de coût en plus que 1000</text:span></text:p>
        </text:list-item>
        <text:list-item>
          <text:p text:style-name="P87">100 : <text:span text:style-name="T22">25,33</text:span>% de coût en plus que 1000</text:p>
        </text:list-item>
      </text:list>
      <text:p text:style-name="P41"><text:span text:style-name="T16"/></text:p>
      <text:p text:style-name="P41"><text:soft-page-break/><text:span text:style-name="T16">Comme on pouvait l’imaginer, plus le nombre de génération est élevé, plus l</text:span><text:span text:style-name="T17">es coûts obtenues sont bas.</text:span></text:p>
      <text:p text:style-name="P31"><text:span text:style-name="T42">Tests suivants effectués </text:span><text:span text:style-name="T43">avec</text:span><text:span text:style-name="T42"> </text:span><text:span text:style-name="T43">350</text:span><text:span text:style-name="T42"> </text:span><text:span text:style-name="T44">générations</text:span><text:span text:style-name="T43">, nombre moyen, pour garder des résultats imparfait et observer des différences dans les tests suivants</text:span><text:span text:style-name="T42">.</text:span></text:p>
      <text:p text:style-name="P38"/>
      <text:h text:style-name="P52" text:outline-level="4">Nombre de clones :</text:h>
      <text:p text:style-name="P11"><text:span text:style-name="T69">Tests avec </text:span><text:span text:style-name="T70">les pourcentages de clones par rapport à la population (350) :</text:span><text:span text:style-name="T69"> 2</text:span><text:span text:style-name="T70">5</text:span><text:span text:style-name="T69">, </text:span><text:span text:style-name="T45">50</text:span><text:span text:style-name="T69">, et </text:span><text:span text:style-name="T45">75,</text:span><text:span text:style-name="T69"> et les autres paramètres variés :</text:span></text:p>
      <text:list xml:id="list132503973335892" text:continue-numbering="true" text:style-name="L4">
        <text:list-item>
          <text:p text:style-name="P67"><text:span text:style-name="T45">75%</text:span>: coût de référence (100%)</text:p>
        </text:list-item>
        <text:list-item>
          <text:p text:style-name="P68"><text:span text:style-name="T45">50%</text:span>: <text:span text:style-name="T46">0,02% de coût en plus que 75</text:span><text:span text:style-name="T45">%</text:span></text:p>
        </text:list-item>
        <text:list-item>
          <text:p text:style-name="P81"><text:span text:style-name="T22">25%</text:span>: <text:span text:style-name="T23">4,29% de coût en plus que 75</text:span><text:span text:style-name="T22">%</text:span></text:p>
        </text:list-item>
      </text:list>
      <text:p text:style-name="P15"/>
      <text:p text:style-name="P15">Plus le nombre d’AC est élevé, <text:span text:style-name="T71">p</text:span>lus la <text:span text:style-name="T71">coût et réduit : Cela s’explique par le fait que le nombre de clone grossit artificiellement la population, entraînant un plus fort nombre de mutations.</text:span></text:p>
      <text:p text:style-name="P32"><text:span text:style-name="T42">Tests suivants effectués </text:span><text:span text:style-name="T43">avec</text:span><text:span text:style-name="T42"> </text:span><text:span text:style-name="T48">45</text:span><text:span text:style-name="T42">% </text:span><text:span text:style-name="T47">de clones</text:span><text:span text:style-name="T43">, pour garder des résultats imparfait et observer des différences dans les tests suivants</text:span><text:span text:style-name="T42">.</text:span></text:p>
      <text:p text:style-name="Normal"/>
      <text:h text:style-name="Sous-Titre_20_Partie" text:outline-level="4">Nombre et fréquence de nouveaux anti-corps :</text:h>
      <text:p text:style-name="P14"><text:span text:style-name="T69">Tests avec </text:span><text:span text:style-name="T73">d</text:span><text:span text:style-name="T72">es fréquences d’injection </text:span><text:span text:style-name="T73">de</text:span><text:span text:style-name="T72"> </text:span><text:span text:style-name="T57">25</text:span><text:span text:style-name="T73">, </text:span><text:span text:style-name="T57">85</text:span><text:span text:style-name="T73">, </text:span><text:span text:style-name="T57">175 </text:span><text:span text:style-name="T58">(pour un nombre de générations de 350)</text:span><text:span text:style-name="T57">,</text:span><text:span text:style-name="T73"> </text:span><text:span text:style-name="T72">et</text:span><text:span text:style-name="T69"> </text:span><text:span text:style-name="T70">les pourcentages de </text:span><text:span text:style-name="T72">pires remplacés par des</text:span><text:span text:style-name="T70"> </text:span><text:span text:style-name="T49">nouveaux AC</text:span><text:span text:style-name="T70"> par rapport à la population (350) :</text:span><text:span text:style-name="T69"> 2</text:span><text:span text:style-name="T70">5</text:span><text:span text:style-name="T69">, </text:span><text:span text:style-name="T45">50</text:span><text:span text:style-name="T69">, et </text:span><text:span text:style-name="T45">75,</text:span><text:span text:style-name="T69"> et les autres paramètres variés :</text:span></text:p>
      <text:list xml:id="list720295699" text:style-name="L5">
        <text:list-item>
          <text:p text:style-name="P76">2<text:span text:style-name="T81">5</text:span> :</text:p>
        </text:list-item>
      </text:list>
      <text:list xml:id="list3267154381" text:style-name="L6">
        <text:list-item>
          <text:list>
            <text:list-item>
              <text:p text:style-name="P75"><text:span text:style-name="T45">2</text:span><text:span text:style-name="T50">5</text:span><text:span text:style-name="T45">%</text:span>: <text:span text:style-name="T81">0,1</text:span><text:span text:style-name="T55">2</text:span><text:span text:style-name="T46">% de coût en plus que 75</text:span><text:span text:style-name="T45">%</text:span></text:p>
            </text:list-item>
          </text:list>
        </text:list-item>
      </text:list>
      <text:list xml:id="list132503653013287" text:continue-list="list132503973335892" text:style-name="L4">
        <text:list-item>
          <text:list>
            <text:list-item>
              <text:p text:style-name="P69"><text:span text:style-name="T45">50%</text:span>: <text:span text:style-name="T55">0,77</text:span><text:span text:style-name="T46">% de coût en plus que 75</text:span><text:span text:style-name="T45">%</text:span></text:p>
            </text:list-item>
            <text:list-item>
              <text:p text:style-name="P82"><text:span text:style-name="T24">75</text:span><text:span text:style-name="T22">%</text:span>: <text:span text:style-name="T21">coût de référence (100%)</text:span></text:p>
            </text:list-item>
          </text:list>
        </text:list-item>
        <text:list-item>
          <text:p text:style-name="P88"><text:span text:style-name="T29">85</text:span><text:span text:style-name="T16"> :</text:span></text:p>
          <text:list>
            <text:list-item>
              <text:p text:style-name="P70"><text:span text:style-name="T45">2</text:span><text:span text:style-name="T50">5</text:span><text:span text:style-name="T45">%</text:span>: <text:span text:style-name="T55">0,96</text:span><text:span text:style-name="T46">% de coût en plus que 75</text:span><text:span text:style-name="T45">%</text:span></text:p>
            </text:list-item>
            <text:list-item>
              <text:p text:style-name="P70"><text:span text:style-name="T45">50%: </text:span><text:span text:style-name="T55">0,99</text:span><text:span text:style-name="T46">% de coût en plus que 75</text:span><text:span text:style-name="T45">%</text:span></text:p>
            </text:list-item>
            <text:list-item>
              <text:p text:style-name="P88"><text:span text:style-name="T24">75</text:span><text:span text:style-name="T22">%</text:span><text:span text:style-name="T16">: </text:span><text:span text:style-name="T21">coût de référence (100%)</text:span></text:p>
            </text:list-item>
          </text:list>
        </text:list-item>
        <text:list-item>
          <text:p text:style-name="P88"><text:span text:style-name="T29">1</text:span><text:span text:style-name="T21">7</text:span><text:span text:style-name="T16">5 :</text:span></text:p>
          <text:list>
            <text:list-item>
              <text:p text:style-name="P71"><text:span text:style-name="T45">2</text:span><text:span text:style-name="T50">5</text:span><text:span text:style-name="T45">%</text:span>: <text:span text:style-name="T41">coût de référence (100%)</text:span></text:p>
            </text:list-item>
            <text:list-item>
              <text:p text:style-name="P70"><text:span text:style-name="T45">50%</text:span>: <text:span text:style-name="T55">1,16</text:span><text:span text:style-name="T46">% de coût en plus que </text:span><text:span text:style-name="T51">2</text:span><text:span text:style-name="T46">5</text:span><text:span text:style-name="T45">%</text:span></text:p>
            </text:list-item>
            <text:list-item>
              <text:p text:style-name="P89"><text:span text:style-name="T24">75</text:span><text:span text:style-name="T22">%</text:span><text:span text:style-name="T16">: </text:span><text:span text:style-name="T29">0,90</text:span><text:span text:style-name="T23">% de coût en plus que </text:span><text:span text:style-name="T25">2</text:span><text:span text:style-name="T23">5</text:span><text:span text:style-name="T22">%</text:span></text:p>
            </text:list-item>
          </text:list>
        </text:list-item>
      </text:list>
      <text:p text:style-name="P16"/>
      <text:p text:style-name="P16">Pour ces paramètre<text:span text:style-name="T80">s</text:span>, il y a deux tendances qui <text:span text:style-name="T83">s</text:span>e présente<text:span text:style-name="T82">nt</text:span> : soit on remplace rarement peu d’AC par des nouveaux, soit on remplace fréquemment beaucoup d’AC par des nouveaux.</text:p>
      <text:p text:style-name="P16">Cette première tendance <text:span text:style-name="T74">permet </text:span><text:span text:style-name="T75">aux moins bons AC d’avoir le temps de beaucoup mutés, pour trouver une meilleure solution.</text:span></text:p>
      <text:p text:style-name="P17">Cette seconde tendance permet aux moins bons AC d’être remplacé fréquemment, et donc d’augmenter la probabilité de trouver une solution intéressante par hasard.</text:p>
      <text:p text:style-name="P33"><text:span text:style-name="T42">Tests suivants effectués </text:span><text:span text:style-name="T56">avec les 9 combinaisons de valeurs présentées ci-dessus</text:span><text:span text:style-name="T42">.</text:span></text:p>
      <text:p text:style-name="P45"><text:soft-page-break/></text:p>
      <text:h text:style-name="Sous-Titre_20_Partie" text:outline-level="4">Méthode de <text:span text:style-name="T76">sélection</text:span></text:h>
      <text:p text:style-name="P12"><text:span text:style-name="T69">Tests avec </text:span><text:span text:style-name="T70">les </text:span><text:span text:style-name="T76">différentes méthode de sélection</text:span><text:span text:style-name="T70"> :</text:span><text:span text:style-name="T69"> </text:span><text:span text:style-name="T76">la sélection 2 à 2</text:span><text:span text:style-name="T45">,</text:span><text:span text:style-name="T69"> </text:span><text:span text:style-name="T76">et la sélection par tri de sous-populations</text:span><text:span text:style-name="T69">, </text:span><text:span text:style-name="T76">ainsi que</text:span><text:span text:style-name="T69"> les autres paramètres variés :</text:span></text:p>
      <text:list xml:id="list132504798472046" text:continue-numbering="true" text:style-name="L4">
        <text:list-item>
          <text:p text:style-name="P72"><text:span text:style-name="T52">tri de sous-population </text:span>: coût de référence (100%)</text:p>
        </text:list-item>
        <text:list-item>
          <text:p text:style-name="P83"><text:span text:style-name="T28">2 à 2</text:span><text:span text:style-name="T26"> </text:span><text:span text:style-name="T36">: </text:span><text:span text:style-name="T39">25,16</text:span><text:span text:style-name="T37">% de coût en plus que celle par tri de </text:span><text:span text:style-name="T38">sous-population</text:span><text:span text:style-name="T39">s</text:span></text:p>
        </text:list-item>
      </text:list>
      <text:p text:style-name="P18"/>
      <text:p text:style-name="P18">La méthode de sélection en tri de sous-populations est nettement plus efficace que celle en 2 à 2, car on tri globalement, ce qui fait que, si un clone est son AC d’origine sont tout les deux les plus efficaces, on pourra tout les 2 les sélectionner, contrairement à la méthode en 2 à 2.</text:p>
      <text:p text:style-name="Normal"/>
      <text:h text:style-name="P53" text:outline-level="4">Méthode de m<text:span text:style-name="T76">utation</text:span></text:h>
      <text:p text:style-name="P12"><text:span text:style-name="T69">Tests avec </text:span><text:span text:style-name="T70">les </text:span><text:span text:style-name="T76">différentes méthode de mutations </text:span><text:span text:style-name="T70">:</text:span><text:span text:style-name="T69"> </text:span><text:span text:style-name="T76">la mutation par échange</text:span><text:span text:style-name="T45">, </text:span><text:span text:style-name="T52">la mutation par inversion</text:span><text:span text:style-name="T45">,</text:span><text:span text:style-name="T69"> </text:span><text:span text:style-name="T76">et la mutation par translation</text:span><text:span text:style-name="T69">, </text:span><text:span text:style-name="T76">ainsi que</text:span><text:span text:style-name="T69"> les autres paramètres variés :</text:span></text:p>
      <text:list xml:id="list132504504449783" text:continue-numbering="true" text:style-name="L4">
        <text:list-item>
          <text:p text:style-name="P73"><text:span text:style-name="T52">échange </text:span>: <text:span text:style-name="T59">11,35% de coût en plus que la mutation </text:span><text:span text:style-name="T60">par inversio</text:span><text:span text:style-name="T61">n</text:span></text:p>
        </text:list-item>
        <text:list-item>
          <text:p text:style-name="P84"><text:span text:style-name="T27">inversion</text:span><text:span text:style-name="T26"> </text:span><text:span text:style-name="T36">:</text:span><text:span text:style-name="T35"> </text:span><text:span text:style-name="T21">coût de référence (100%)</text:span></text:p>
        </text:list-item>
        <text:list-item>
          <text:p text:style-name="P85"><text:span text:style-name="T27">translation </text:span><text:span text:style-name="T21">: </text:span><text:span text:style-name="T30">19,13% de coût en plus que la mutation </text:span><text:span text:style-name="T31">par inversion</text:span></text:p>
        </text:list-item>
      </text:list>
      <text:p text:style-name="P19"/>
      <text:p text:style-name="P19">La méthode de mutation par inversion est nettement plus efficace que les deux autres, car elle permet de conserver une suite de visites, contrairement à celle par échange, elle permet aussi de ne pas briser une suite, <text:span text:style-name="T84">contrairement à celle </text:span><text:span text:style-name="T85">par</text:span><text:span text:style-name="T84"> translation.</text:span></text:p>
      <text:p text:style-name="Normal"/>
      <text:h text:style-name="P54" text:outline-level="4">Nombre de mutations</text:h>
      <text:p text:style-name="P13"><text:span text:style-name="T69">Tests avec </text:span><text:span text:style-name="T76">différents </text:span><text:span text:style-name="T78">nombre </text:span><text:span text:style-name="T76">de mutations </text:span><text:span text:style-name="T70">:</text:span><text:span text:style-name="T69"> </text:span><text:span text:style-name="T78">un nombre de mutations statique (1,3,10)</text:span><text:span text:style-name="T45">, </text:span><text:span text:style-name="T53">et un nombre de mutations dynamique (max : 3,10) </text:span><text:span text:style-name="T54">(dynamique : le nombre de mutations dépend de la position de l’AC dans le classement par coût)</text:span><text:span text:style-name="T69">, </text:span><text:span text:style-name="T76">ainsi que</text:span><text:span text:style-name="T69"> les autres paramètres variés :</text:span></text:p>
      <text:list xml:id="list132504586917262" text:continue-numbering="true" text:style-name="L4">
        <text:list-item>
          <text:p text:style-name="P74"><text:span text:style-name="T62">statique</text:span>: <text:span text:style-name="T86">Pour 1 mutation, </text:span>coût de référence (100%)</text:p>
          <text:list>
            <text:list-item>
              <text:p text:style-name="P77">1 : <text:span text:style-name="T63">coût de référence (100%)</text:span></text:p>
            </text:list-item>
            <text:list-item>
              <text:p text:style-name="P77">3 : <text:span text:style-name="T41">1,59</text:span><text:span text:style-name="T59">% de coût en plus qu’</text:span><text:span text:style-name="T64">avec </text:span><text:span text:style-name="T41">1</text:span><text:span text:style-name="T64"> mutation </text:span><text:span text:style-name="T65">en </text:span><text:span text:style-name="T41">statique</text:span></text:p>
            </text:list-item>
            <text:list-item>
              <text:p text:style-name="P77">10 : <text:span text:style-name="T41">3,73</text:span><text:span text:style-name="T59">% de coût en plus qu’</text:span><text:span text:style-name="T64">avec </text:span><text:span text:style-name="T41">1</text:span><text:span text:style-name="T64"> mutation </text:span><text:span text:style-name="T65">en </text:span><text:span text:style-name="T41">statique</text:span></text:p>
            </text:list-item>
          </text:list>
        </text:list-item>
        <text:list-item>
          <text:p text:style-name="P86"><text:span text:style-name="T32">dynamique</text:span><text:span text:style-name="T36">: </text:span><text:span text:style-name="T33">1,45% de coût en plus pour 3 mutations maximum en dynamique que pour 1 mutation en statique</text:span></text:p>
          <text:list>
            <text:list-item>
              <text:p text:style-name="P90"><text:span text:style-name="T16">3 : </text:span><text:span text:style-name="T21">coût de référence (100%)</text:span></text:p>
            </text:list-item>
            <text:list-item>
              <text:p text:style-name="P90"><text:span text:style-name="T16">10 : 2,55</text:span><text:span text:style-name="T30">% de coût en plus qu’</text:span><text:span text:style-name="T16">avec 10 mutations </text:span><text:span text:style-name="T34">en dynamique</text:span></text:p>
            </text:list-item>
          </text:list>
        </text:list-item>
      </text:list>
      <text:p text:style-name="P91"><text:span text:style-name="T34"/></text:p>
      <text:p text:style-name="Normal">Le meilleur nombre de mutation s’avère être le plus faible (1), donc en statique</text:p>
      <text:p text:style-name="Normal">(en dynamique avec 1 mutation = statique avec 1 mutation), <text:span text:style-name="T87">cela s’explique par le fait qu’un nombre élevé de mutation revient à trop s’éloigner de l’AC d’origine, et donc à « créer » un nouvel AC.</text:span></text:p>
      <text:p text:style-name="Normal"/>
      <text:h text:style-name="P95" text:outline-level="4">Conflits</text:h>
      <text:p text:style-name="Normal"><text:soft-page-break/></text:p>
      <text:p text:style-name="P94">Le nombre de clone et nombre de renouvellement dépendent de la population. Si on met les deux valeurs à 100%, l’intégralité des AC seront <text:span text:style-name="T16">renouvelés</text:span> avant d’être supprimés, ce qui devient <text:span text:style-name="T16">contre</text:span>-productif, il faut donc trouver des valeurs telles que les clones et les nouveaux ne se traitent pas les mêmes AC.</text:p>
      <text:p text:style-name="Normal"/>
      <text:h text:style-name="P49" text:outline-level="4">Conclusion</text:h>
      <text:p text:style-name="P46">On peut déduire de cette analyse que les combinaisons idéales de paramètres sont :</text:p>
      <text:p text:style-name="P36">TODO</text:p>
      <text:p text:style-name="P42"/>
      <text:p text:style-name="P42"><text:span text:style-name="T20">N</text:span>ot<text:span text:style-name="T79">ons</text:span> que l’optimisation de ses paramètres aurait pu être faite à l’aide d’un <text:span text:style-name="T16">système immunitaire </text:span><text:span text:style-name="T20">artificiel, cherchant une solution approchée de l’optim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2"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2"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start" style:justify-single-word="false" style:page-number="auto">
        <style:tab-stops/>
      </style:paragraph-properties>
      <style:text-properties fo:color="#000000" loext:opacity="100%" style:font-name="Calibri3"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1"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 fo:font-size="17pt" fo:font-style="normal" officeooo:rsid="001fc3dc" style:font-size-asian="17pt" style:font-style-asian="normal" style:font-size-complex="17pt" style:font-style-complex="normal"/>
    </style:style>
    <style:style style:name="MT4" style:family="text">
      <style:text-properties fo:color="#0a6d56" loext:opacity="100%" style:font-name="Calibri" fo:font-size="17pt" fo:font-style="normal" officeooo:rsid="000e0799" style:font-size-asian="17pt" style:font-style-asian="normal" style:font-size-complex="17pt" style:font-style-complex="normal"/>
    </style:style>
    <style:style style:name="MT5" style:family="text">
      <style:text-properties fo:color="#0a6d56" loext:opacity="100%" style:font-name="Calibri"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office:automatic-styles>
  <office:master-styles>
    <style:master-page style:name="Standard" style:page-layout-name="Mpm1">
      <style:header>
        <text:p text:style-name="Header"><draw:custom-shape text:anchor-type="paragraph" draw:z-index="19"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24"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29"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40"><draw:image xlink:href="Pictures/10000201000005A100000157A95B00BDEBFFDD0B.png" xlink:type="simple" xlink:show="embed" xlink:actuate="onLoad" draw:mime-type="image/png"/></draw:frame></text:p>
      </style:header>
      <style:footer>
        <text:p text:style-name="Footer"><draw:custom-shape text:anchor-type="paragraph" draw:z-index="9"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14" draw:name="Zone de texte 2" draw:style-name="Mgr5" draw:text-style-name="MP6" svg:width="2.5cm" svg:height="2.5cm" svg:x="18.5cm" svg:y="17.637cm"><text:p text:style-name="MP5"><text:span text:style-name="MT2"><text:page-number text:select-page="current">1</text:page-number></text:span><text:span text:style-name="MT2">/</text:span><text:span text:style-name="MT2"><text:page-count>5</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Zone de texte 1" draw:style-name="Mgr6" draw:text-style-name="MP6" svg:width="18.5cm" svg:height="2.5cm" svg:x="-0.235cm" svg:y="39.538cm"><text:p text:style-name="MP7"><text:bookmark-ref text:reference-format="text" text:ref-name="__RefHeading___Toc1874_3262459835">Méthode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Problème du voyageur de commerce</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55:36.210152779</meta:creation-date>
    <meta:editing-duration>PT4H28M54S</meta:editing-duration>
    <meta:editing-cycles>89</meta:editing-cycles>
    <meta:generator>LibreOffice/7.0.4.2$Linux_X86_64 LibreOffice_project/00$Build-2</meta:generator>
    <dc:title>UBO-ModeleRapport</dc:title>
    <dc:date>2024-02-23T13:25:02.761246176</dc:date>
    <meta:document-statistic meta:table-count="0" meta:image-count="1" meta:object-count="0" meta:page-count="5" meta:paragraph-count="103" meta:word-count="1447" meta:character-count="8398" meta:non-whitespace-character-count="7102"/>
  </office:meta>
</office:document-meta>
</file>